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2" calcext:value-type="date">
            <text:p>02/10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1" calcext:value-type="date">
            <text:p>01/1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6]-[.F6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7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31.726450989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31.7289972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4:50:17.733639233</dc:date>
    <meta:print-date>2019-12-18T13:30:11.329000000</meta:print-date>
    <dc:language>pt-PT</dc:language>
    <meta:editing-cycles>451</meta:editing-cycles>
    <meta:editing-duration>PT15H4M13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